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09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28.93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16" table:default-cell-style-name="Default"/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Bati</text:p>
          </table:table-cell>
          <table:table-cell table:style-name="ce1" office:value-type="string" calcext:value-type="string">
            <text:p>Voirie</text:p>
          </table:table-cell>
          <table:table-cell office:value-type="string" calcext:value-type="string">
            <text:p>AffleurantReseaux</text:p>
          </table:table-cell>
          <table:table-cell office:value-type="string" calcext:value-type="string">
            <text:p>MursCloture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11</text:p>
          </table:table-cell>
          <table:table-cell table:style-name="ce1" office:value-type="float" office:value="1380600" calcext:value-type="float">
            <text:p>1380600</text:p>
          </table:table-cell>
          <table:table-cell table:style-name="ce1" office:value-type="float" office:value="5228200" calcext:value-type="float">
            <text:p>52282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12</text:p>
          </table:table-cell>
          <table:table-cell table:style-name="ce1" table:formula="of:=[.B2]" office:value-type="float" office:value="1380600" calcext:value-type="float">
            <text:p>1380600</text:p>
          </table:table-cell>
          <table:table-cell table:style-name="ce1" table:formula="of:=[.C2]+140" office:value-type="float" office:value="5228340" calcext:value-type="float">
            <text:p>52283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13</text:p>
          </table:table-cell>
          <table:table-cell table:style-name="ce1" table:formula="of:=[.B3]" office:value-type="float" office:value="1380600" calcext:value-type="float">
            <text:p>1380600</text:p>
          </table:table-cell>
          <table:table-cell table:style-name="ce1" table:formula="of:=[.C3]+140" office:value-type="float" office:value="5228480" calcext:value-type="float">
            <text:p>52284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14</text:p>
          </table:table-cell>
          <table:table-cell table:style-name="ce1" table:formula="of:=[.B4]" office:value-type="float" office:value="1380600" calcext:value-type="float">
            <text:p>1380600</text:p>
          </table:table-cell>
          <table:table-cell table:style-name="ce1" table:formula="of:=[.C4]+140" office:value-type="float" office:value="5228620" calcext:value-type="float">
            <text:p>52286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15</text:p>
          </table:table-cell>
          <table:table-cell table:style-name="ce1" table:formula="of:=[.B5]" office:value-type="float" office:value="1380600" calcext:value-type="float">
            <text:p>1380600</text:p>
          </table:table-cell>
          <table:table-cell table:style-name="ce1" table:formula="of:=[.C5]+140" office:value-type="float" office:value="5228760" calcext:value-type="float">
            <text:p>52287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1</text:p>
          </table:table-cell>
          <table:table-cell table:style-name="ce1" table:formula="of:=[.B2]-100" office:value-type="float" office:value="1380500" calcext:value-type="float">
            <text:p>1380500</text:p>
          </table:table-cell>
          <table:table-cell table:style-name="ce1" table:formula="of:=[.C2]" office:value-type="float" office:value="5228200" calcext:value-type="float">
            <text:p>52282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2</text:p>
          </table:table-cell>
          <table:table-cell table:style-name="ce1" table:formula="of:=[.B3]-100" office:value-type="float" office:value="1380500" calcext:value-type="float">
            <text:p>1380500</text:p>
          </table:table-cell>
          <table:table-cell table:style-name="ce1" table:formula="of:=[.C3]" office:value-type="float" office:value="5228340" calcext:value-type="float">
            <text:p>52283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3</text:p>
          </table:table-cell>
          <table:table-cell table:style-name="ce1" table:formula="of:=[.B4]-100" office:value-type="float" office:value="1380500" calcext:value-type="float">
            <text:p>1380500</text:p>
          </table:table-cell>
          <table:table-cell table:style-name="ce1" table:formula="of:=[.C4]" office:value-type="float" office:value="5228480" calcext:value-type="float">
            <text:p>52284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4</text:p>
          </table:table-cell>
          <table:table-cell table:style-name="ce1" table:formula="of:=[.B5]-100" office:value-type="float" office:value="1380500" calcext:value-type="float">
            <text:p>1380500</text:p>
          </table:table-cell>
          <table:table-cell table:style-name="ce1" table:formula="of:=[.C5]" office:value-type="float" office:value="5228620" calcext:value-type="float">
            <text:p>52286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5</text:p>
          </table:table-cell>
          <table:table-cell table:style-name="ce1" table:formula="of:=[.B6]-100" office:value-type="float" office:value="1380500" calcext:value-type="float">
            <text:p>1380500</text:p>
          </table:table-cell>
          <table:table-cell table:style-name="ce1" table:formula="of:=[.C6]" office:value-type="float" office:value="5228760" calcext:value-type="float">
            <text:p>52287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31</text:p>
          </table:table-cell>
          <table:table-cell table:style-name="ce1" table:formula="of:=[.B7]-100" office:value-type="float" office:value="1380400" calcext:value-type="float">
            <text:p>1380400</text:p>
          </table:table-cell>
          <table:table-cell table:style-name="ce1" table:formula="of:=[.C7]" office:value-type="float" office:value="5228200" calcext:value-type="float">
            <text:p>52282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32</text:p>
          </table:table-cell>
          <table:table-cell table:style-name="ce1" table:formula="of:=[.B8]-100" office:value-type="float" office:value="1380400" calcext:value-type="float">
            <text:p>1380400</text:p>
          </table:table-cell>
          <table:table-cell table:style-name="ce1" table:formula="of:=[.C8]" office:value-type="float" office:value="5228340" calcext:value-type="float">
            <text:p>52283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33</text:p>
          </table:table-cell>
          <table:table-cell table:style-name="ce1" table:formula="of:=[.B9]-100" office:value-type="float" office:value="1380400" calcext:value-type="float">
            <text:p>1380400</text:p>
          </table:table-cell>
          <table:table-cell table:style-name="ce1" table:formula="of:=[.C9]" office:value-type="float" office:value="5228480" calcext:value-type="float">
            <text:p>52284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34</text:p>
          </table:table-cell>
          <table:table-cell table:style-name="ce1" table:formula="of:=[.B10]-100" office:value-type="float" office:value="1380400" calcext:value-type="float">
            <text:p>1380400</text:p>
          </table:table-cell>
          <table:table-cell table:style-name="ce1" table:formula="of:=[.C10]" office:value-type="float" office:value="5228620" calcext:value-type="float">
            <text:p>52286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35</text:p>
          </table:table-cell>
          <table:table-cell table:style-name="ce1" table:formula="of:=[.B11]-100" office:value-type="float" office:value="1380400" calcext:value-type="float">
            <text:p>1380400</text:p>
          </table:table-cell>
          <table:table-cell table:style-name="ce1" table:formula="of:=[.C11]" office:value-type="float" office:value="5228760" calcext:value-type="float">
            <text:p>52287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41</text:p>
          </table:table-cell>
          <table:table-cell table:style-name="ce1" table:formula="of:=[.B12]-100" office:value-type="float" office:value="1380300" calcext:value-type="float">
            <text:p>1380300</text:p>
          </table:table-cell>
          <table:table-cell table:style-name="ce1" table:formula="of:=[.C12]" office:value-type="float" office:value="5228200" calcext:value-type="float">
            <text:p>52282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42</text:p>
          </table:table-cell>
          <table:table-cell table:style-name="ce1" table:formula="of:=[.B13]-100" office:value-type="float" office:value="1380300" calcext:value-type="float">
            <text:p>1380300</text:p>
          </table:table-cell>
          <table:table-cell table:style-name="ce1" table:formula="of:=[.C13]" office:value-type="float" office:value="5228340" calcext:value-type="float">
            <text:p>52283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43</text:p>
          </table:table-cell>
          <table:table-cell table:style-name="ce1" table:formula="of:=[.B14]-100" office:value-type="float" office:value="1380300" calcext:value-type="float">
            <text:p>1380300</text:p>
          </table:table-cell>
          <table:table-cell table:style-name="ce1" table:formula="of:=[.C14]" office:value-type="float" office:value="5228480" calcext:value-type="float">
            <text:p>52284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44</text:p>
          </table:table-cell>
          <table:table-cell table:style-name="ce1" table:formula="of:=[.B15]-100" office:value-type="float" office:value="1380300" calcext:value-type="float">
            <text:p>1380300</text:p>
          </table:table-cell>
          <table:table-cell table:style-name="ce1" table:formula="of:=[.C15]" office:value-type="float" office:value="5228620" calcext:value-type="float">
            <text:p>52286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45</text:p>
          </table:table-cell>
          <table:table-cell table:style-name="ce1" table:formula="of:=[.B16]-100" office:value-type="float" office:value="1380300" calcext:value-type="float">
            <text:p>1380300</text:p>
          </table:table-cell>
          <table:table-cell table:style-name="ce1" table:formula="of:=[.C16]" office:value-type="float" office:value="5228760" calcext:value-type="float">
            <text:p>522876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51</text:p>
          </table:table-cell>
          <table:table-cell table:style-name="ce1" table:formula="of:=[.B17]-100" office:value-type="float" office:value="1380200" calcext:value-type="float">
            <text:p>1380200</text:p>
          </table:table-cell>
          <table:table-cell table:style-name="ce1" table:formula="of:=[.C17]" office:value-type="float" office:value="5228200" calcext:value-type="float">
            <text:p>52282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52</text:p>
          </table:table-cell>
          <table:table-cell table:style-name="ce1" table:formula="of:=[.B18]-100" office:value-type="float" office:value="1380200" calcext:value-type="float">
            <text:p>1380200</text:p>
          </table:table-cell>
          <table:table-cell table:style-name="ce1" table:formula="of:=[.C18]" office:value-type="float" office:value="5228340" calcext:value-type="float">
            <text:p>522834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53</text:p>
          </table:table-cell>
          <table:table-cell table:style-name="ce1" table:formula="of:=[.B19]-100" office:value-type="float" office:value="1380200" calcext:value-type="float">
            <text:p>1380200</text:p>
          </table:table-cell>
          <table:table-cell table:style-name="ce1" table:formula="of:=[.C19]" office:value-type="float" office:value="5228480" calcext:value-type="float">
            <text:p>522848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54</text:p>
          </table:table-cell>
          <table:table-cell table:style-name="ce1" table:formula="of:=[.B20]-100" office:value-type="float" office:value="1380200" calcext:value-type="float">
            <text:p>1380200</text:p>
          </table:table-cell>
          <table:table-cell table:style-name="ce1" table:formula="of:=[.C20]" office:value-type="float" office:value="5228620" calcext:value-type="float">
            <text:p>522862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55</text:p>
          </table:table-cell>
          <table:table-cell table:style-name="ce1" table:formula="of:=[.B21]-100" office:value-type="float" office:value="1380200" calcext:value-type="float">
            <text:p>1380200</text:p>
          </table:table-cell>
          <table:table-cell table:style-name="ce1" table:formula="of:=[.C21]" office:value-type="float" office:value="5228760" calcext:value-type="float">
            <text:p>5228760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loext:text> </loext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EL Frederic</meta:initial-creator>
    <meta:creation-date>2015-10-15T15:43:13</meta:creation-date>
    <dc:creator>GAREL Frederic</dc:creator>
    <dc:date>2015-10-15T16:52:21</dc:date>
    <meta:document-statistic meta:table-count="1" meta:cell-count="82" meta:object-count="0"/>
    <meta:generator>LibreOffice/4.4.2.2$Linux_X86_64 LibreOffice_project/40m0$Build-2</meta:generator>
  </office:meta>
</office:document-meta>
</file>